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9_13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Editors of the “Jewish Record”</text:p>
      <text:p text:style-name="P2">Addressee as “Editor”<text:tab/><text:tab/><text:tab/>Y<text:tab/></text:p>
      <text:p text:style-name="P2">Date (derived from Hebrew Date)<text:tab/><text:tab/></text:p>
      <text:p text:style-name="P2">Date (derived from Gregorian calendar)<text:tab/>23 November 1862</text:p>
      <text:p text:style-name="P2">Month<text:tab/><text:tab/><text:tab/><text:tab/><text:tab/><text:tab/>November</text:p>
      <text:p text:style-name="P2">Year<text:tab/><text:tab/><text:tab/><text:tab/><text:tab/><text:tab/>1862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2">To the Editors of the “Jewish Record”/</text:p>
      <text:p text:style-name="P4">Phila 23d November 1862/</text:p>
      <text:p text:style-name="P2">Messrs Editors/</text:p>
      <text:p text:style-name="P2"><text:tab/>If your correspondent is anxious/ to acquire notoriety among his compeers, let/ him not rely upon my literary assistance./ <text:s/>the “Manzer question” which he seeks to/ revive, has been definitely set at rest two/ years ago by others as well as by myself./ <text:s/>Indeed, his so called “Rejoinder” published/ in your last issue, would have remained/ altogether unnoticed by me, but for a/ false assertion it contains. <text:s/>I owe it to my/ reputation to emphatically deny that I have,/ in the presence of Mr De Solla, disparaged/ the authority of the Talmud. <text:s/>The best/ criterion we may form of a man's principles/ are his daily actions, let then the Jewish/ public judge between me and my traducer;/</text:p>
      <text:p text:style-name="P2"/>
      <text:p text:style-name="P2">[Page 2]</text:p>
      <text:p text:style-name="P2"><text:tab/>As to his insinuations regarding my/ inability to produce any “ecclesiastical diploma,”/ I will <text:soft-page-break/>say, that experience has taught me/ to esteem above all others, the individual/ who is furnished with the same letter of/ introduction which Akabia son of Mahallad/ gave his child, hence I neither pride myself/ on the testimonials I possess, nor am I in the/ habit of exhibiting them to view./</text:p>
      <text:p text:style-name="P2"><text:tab/><text:tab/><text:tab/><text:tab/><text:tab/><text:tab/><text:tab/><text:tab/><text:tab/><text:tab/>yours very respectfully/</text:p>
      <text:p text:style-name="P2"><text:tab/><text:tab/><text:tab/><text:tab/><text:tab/><text:tab/><text:tab/><text:tab/><text:tab/><text:tab/><text:tab/>S. Morais/</text:p>
      <text:p text:style-name="P2"/>
      <text:p text:style-name="P2"><text:span text:style-name="T1">545 Nth 6</text:span><text:span text:style-name="T2">th</text:span><text:span text:style-name="T1"> St/</text:span></text:p>
      <text:p text:style-name="P2"/>
      <text:p text:style-name="P2">I refer the Revd J. M. De Solla to the/ [crossed-out: see] Mishna, treatise Eduyot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7T13:13:16</meta:creation-date>
    <dc:date>2011-12-12T13:40:49.81</dc:date>
    <dc:language>en-US</dc:language>
    <meta:editing-cycles>3</meta:editing-cycles>
    <meta:editing-duration>PT00H14M42S</meta:editing-duration>
    <meta:document-statistic meta:table-count="0" meta:image-count="0" meta:object-count="0" meta:page-count="3" meta:paragraph-count="71" meta:word-count="402" meta:character-count="2622"/>
    <dc:creator>Penn Libraries</dc:creator>
    <meta:user-defined meta:name="Info 1"/>
    <meta:user-defined meta:name="Info 2"/>
    <meta:user-defined meta:name="Info 3"/>
    <meta:user-defined meta:name="Info 4"/>
  </office:meta>
</office:document-meta>
</file>